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ource Serif Pro" svg:font-family="'Source Serif Pro', serif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text-align="justify" style:justify-single-word="false"/>
    </style:style>
    <style:style style:name="P2" style:family="paragraph" style:parent-style-name="LO-normal" style:list-style-name="WWNum1">
      <loext:graphic-properties draw:fill="none" draw:fill-color="#ffffff"/>
      <style:paragraph-properties fo:margin-left="1.27cm" fo:margin-right="0cm" fo:margin-top="0cm" fo:margin-bottom="0cm" loext:contextual-spacing="false" fo:line-height="115%" fo:text-align="justify" style:justify-single-word="false" fo:keep-together="auto" fo:orphans="2" fo:widows="2" fo:text-indent="-0.635cm" style:auto-text-indent="false" fo:background-color="transparent" fo:keep-with-next="auto"/>
    </style:style>
    <style:style style:name="P3" style:family="paragraph" style:parent-style-name="LO-normal">
      <loext:graphic-properties draw:fill="none" draw:fill-color="#ffffff"/>
      <style:paragraph-properties fo:margin-left="1.27cm" fo:margin-right="0cm" fo:margin-top="0cm" fo:margin-bottom="0cm" loext:contextual-spacing="false" fo:line-height="115%" fo:text-align="justify" style:justify-single-word="false" fo:orphans="2" fo:widows="2" fo:text-indent="-0.635cm" style:auto-text-indent="false" fo:background-color="transparent"/>
      <style:text-properties style:text-underline-style="none"/>
    </style:style>
    <style:style style:name="P4" style:family="paragraph" style:parent-style-name="LO-normal" style:list-style-name="WWNum1">
      <loext:graphic-properties draw:fill="none" draw:fill-color="#ffffff"/>
      <style:paragraph-properties fo:margin-left="2.54cm" fo:margin-right="0cm" fo:margin-top="0cm" fo:margin-bottom="0cm" loext:contextual-spacing="false" fo:line-height="115%" fo:text-align="justify" style:justify-single-word="false" fo:keep-together="auto" fo:orphans="2" fo:widows="2" fo:text-indent="-0.635cm" style:auto-text-indent="false" fo:background-color="transparent" fo:keep-with-next="auto"/>
    </style:style>
    <style:style style:name="P5" style:family="paragraph" style:parent-style-name="LO-normal" style:list-style-name="WWNum1">
      <loext:graphic-properties draw:fill="none" draw:fill-color="#ffffff"/>
      <style:paragraph-properties fo:margin-left="2.54cm" fo:margin-right="0cm" fo:margin-top="0cm" fo:margin-bottom="0cm" loext:contextual-spacing="false" fo:line-height="115%" fo:text-align="justify" style:justify-single-word="false" fo:keep-together="auto" fo:orphans="2" fo:widows="2" fo:text-indent="-0.635cm" style:auto-text-indent="false" fo:background-color="transparent" fo:keep-with-next="auto"/>
      <style:text-properties officeooo:paragraph-rsid="0008d45b"/>
    </style:style>
    <style:style style:name="P6" style:family="paragraph" style:parent-style-name="LO-normal" style:list-style-name="">
      <loext:graphic-properties draw:fill="none" draw:fill-color="#ffffff"/>
      <style:paragraph-properties fo:margin-left="4.445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LO-normal">
      <loext:graphic-properties draw:fill="none" draw:fill-color="#ffffff"/>
      <style:paragraph-properties fo:margin-left="2.54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background-color="transparent" fo:keep-with-next="auto"/>
    </style:style>
    <style:style style:name="P8" style:family="paragraph" style:parent-style-name="LO-normal">
      <loext:graphic-properties draw:fill="none" draw:fill-color="#ffffff"/>
      <style:paragraph-properties fo:margin-left="2.54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/>
      <style:text-properties fo:font-weight="bold" style:font-weight-asian="bold" style:font-weight-complex="bold"/>
    </style:style>
    <style:style style:name="P9" style:family="paragraph" style:parent-style-name="LO-normal" style:list-style-name="">
      <loext:graphic-properties draw:fill="none" draw:fill-color="#ffffff"/>
      <style:paragraph-properties fo:margin-left="6.985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/>
      <style:text-properties style:text-underline-style="none"/>
    </style:style>
    <style:style style:name="P10" style:family="paragraph" style:parent-style-name="LO-normal" style:list-style-name="">
      <loext:graphic-properties draw:fill="none" draw:fill-color="#ffffff"/>
      <style:paragraph-properties fo:margin-left="5.715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/>
    </style:style>
    <style:style style:name="P11" style:family="paragraph" style:parent-style-name="LO-normal" style:list-style-name="">
      <loext:graphic-properties draw:fill="none" draw:fill-color="#ffffff"/>
      <style:paragraph-properties fo:margin-left="1.905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/>
      <style:text-properties style:text-underline-style="none"/>
    </style:style>
    <style:style style:name="P12" style:family="paragraph" style:parent-style-name="LO-normal" style:list-styl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/>
    </style:style>
    <style:style style:name="P14" style:family="paragraph" style:parent-style-name="LO-normal" style:list-style-name="WWNum1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/>
      <style:text-properties officeooo:paragraph-rsid="0008d45b"/>
    </style:style>
    <style:style style:name="P1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background-color="transparent" fo:keep-with-next="auto"/>
    </style:style>
    <style:style style:name="P16" style:family="paragraph" style:parent-style-name="LO-normal" style:master-page-name="Standard">
      <style:paragraph-properties fo:text-align="justify" style:justify-single-word="false" style:page-number="1"/>
    </style:style>
    <style:style style:name="P17" style:family="paragraph" style:parent-style-name="Text_20_body" style:list-style-name="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18" style:family="paragraph" style:parent-style-name="Text_20_body" style:list-style-name="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Text_20_body" style:list-styl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/>
    </style:style>
    <style:style style:name="P20" style:family="paragraph" style:parent-style-name="Text_20_body" style:list-style-name="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ackground-color="transparent"/>
      <style:text-properties style:text-underline-style="solid" style:text-underline-width="auto" style:text-und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officeooo:rsid="0008d45b" fo:background-color="transparent" loext:char-shading-value="0" style:font-name-asian="Calibri1" style:font-size-asian="11pt" style:font-style-asian="normal" style:font-weight-asian="normal" style:font-name-complex="Calibri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officeooo:rsid="0008d45b" fo:background-color="transparent" loext:char-shading-value="0" style:font-name-asian="Calibri1" style:font-size-asian="11pt" style:font-style-asian="normal" style:font-weight-asian="bold" style:font-name-complex="Calibri1" style:font-size-complex="11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8" style:family="text">
      <style:text-properties fo:font-variant="normal" fo:text-transform="none" fo:color="#253a44" style:font-name="Source Serif Pro" fo:font-size="13.5pt" fo:letter-spacing="normal" fo:font-style="normal" fo:font-weight="bold" style:font-size-asian="13.5pt" style:font-style-asian="normal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Engenharia de Software I</text:span></text:p>
      <text:p text:style-name="P1"><text:span text:style-name="T2">LISTA DE EXERCÍCIOS </text:span></text:p>
      <text:p text:style-name="P1">Prof. Cássio Huggentobler de Costa</text:p>
      <text:p text:style-name="P1"/>
      <text:list xml:id="list876376683" text:style-name="WWNum1">
        <text:list-item>
          <text:p text:style-name="P2"><text:span text:style-name="T3">Comente os princípios da engenharia de software</text:span></text:p>
          <text:list>
            <text:list-item>
              <text:p text:style-name="P4"><text:span text:style-name="T3">Formalidade</text:span></text:p>
            </text:list-item>
          </text:list>
        </text:list-item>
      </text:list>
      <text:p text:style-name="P12"><text:span text:style-name="T6"><text:tab/>R</text:span><text:span text:style-name="T5">eduzir inconsistências <text:s/>no sw, tornando ele objetivo ao usuário e com o menor numero de bugs possível.</text:span></text:p>
      <text:list xml:id="list25606169998045" text:continue-numbering="true" text:style-name="WWNum1">
        <text:list-item>
          <text:list>
            <text:list-item>
              <text:p text:style-name="P4"><text:span text:style-name="T3">Abstração</text:span></text:p>
            </text:list-item>
          </text:list>
        </text:list-item>
      </text:list>
      <text:p text:style-name="P12"><text:span text:style-name="T5"><text:tab/>Focar nos aspectos importantes do sw, naquilo que irá agregar valor ao objetivo do sw e ao uso do cliente.</text:span></text:p>
      <text:list xml:id="list25606526104848" text:continue-numbering="true" text:style-name="WWNum1">
        <text:list-item>
          <text:list>
            <text:list-item>
              <text:p text:style-name="P4"><text:span text:style-name="T3">Decomposição</text:span></text:p>
            </text:list-item>
          </text:list>
        </text:list-item>
      </text:list>
      <text:p text:style-name="P12"><text:span text:style-name="T5"><text:tab/>Tornar o sw menos complexo ao usuário, de modo que as funcionalidades agreguem valor e não seja inúteis ou menos importantes.</text:span></text:p>
      <text:list xml:id="list25605567964788" text:continue-numbering="true" text:style-name="WWNum1">
        <text:list-item>
          <text:list>
            <text:list-item>
              <text:p text:style-name="P4"><text:span text:style-name="T3">Generalização</text:span></text:p>
            </text:list-item>
          </text:list>
        </text:list-item>
      </text:list>
      <text:p text:style-name="P12"><text:span text:style-name="T5"><text:tab/>Codar um sw que seja de fácil refatoração quando necessário, de modo que o código seja limpo, reduzindo os</text:span><text:span text:style-name="T6">n</text:span><text:span text:style-name="T5">custos de manutenibilidade tando na questão sw x cliente, quanto sw x dev.</text:span></text:p>
      <text:list xml:id="list25604616249716" text:continue-numbering="true" text:style-name="WWNum1">
        <text:list-item>
          <text:list>
            <text:list-item>
              <text:p text:style-name="P4"><text:span text:style-name="T3">Flexibilização</text:span></text:p>
            </text:list-item>
          </text:list>
        </text:list-item>
      </text:list>
      <text:p text:style-name="P15"><text:span text:style-name="T9"><text:tab/>Um sw que seja possível fazer mudanças de forma fácil e intuitiva, de modo que seja adaptável as diversas necessidades do cliente, tornando possível o incremento de novas fundacionalidades que agreguem valor.</text:span></text:p>
      <text:p text:style-name="P8"/>
      <text:list xml:id="list25604845032000" text:continue-numbering="true" text:style-name="WWNum1">
        <text:list-item>
          <text:p text:style-name="P2"><text:span text:style-name="T3">Comente as fases do ciclo de vida de desenvolvimento de um sistema de informação </text:span></text:p>
          <text:list>
            <text:list-item>
              <text:p text:style-name="P5"><text:span text:style-name="T3">Análise</text:span></text:p>
              <text:list>
                <text:list-item>
                  <text:list>
                    <text:list-header>
                      <text:p text:style-name="P14"><text:span text:style-name="T5"><text:s/><text:tab/>É a parte em que <text:s/>o dev irá conversar com o cliente para <text:tab/>entender a regra de negocio do sw, quais as necessidades do cliente e como ele deseja que o sw desempenhe seu papel.</text:span></text:p>
                    </text:list-header>
                  </text:list>
                </text:list-item>
              </text:list>
            </text:list-item>
            <text:list-item>
              <text:p text:style-name="P4"><text:span text:style-name="T3">Projeto</text:span></text:p>
            </text:list-item>
          </text:list>
        </text:list-item>
      </text:list>
      <text:p text:style-name="P12"><text:span text:style-name="T5"><text:tab/>Momento no qual o escopo do sw irá ira se definir juntamente com um esboço de sua interface e funcionalidades.</text:span></text:p>
      <text:list xml:id="list25605473554706" text:continue-numbering="true" text:style-name="WWNum1">
        <text:list-item>
          <text:list>
            <text:list-item>
              <text:p text:style-name="P4"><text:span text:style-name="T3">Codificação</text:span></text:p>
            </text:list-item>
          </text:list>
        </text:list-item>
      </text:list>
      <text:p text:style-name="P12"><text:span text:style-name="T5"><text:tab/>Aqui ira feito <text:s/>o código em si, juntamente com a estruturação dos dados a serem armazenados em um sistema de banco de dados.</text:span></text:p>
      <text:list xml:id="list25605464124447" text:continue-numbering="true" text:style-name="WWNum1">
        <text:list-item>
          <text:list>
            <text:list-item>
              <text:p text:style-name="P4"><text:span text:style-name="T3">Teste</text:span></text:p>
            </text:list-item>
          </text:list>
        </text:list-item>
      </text:list>
      <text:p text:style-name="P12"><text:span text:style-name="T5"><text:tab/>Depois do código pronto, ou parte dele, vai para a faze de teste que tem por objetivo verificar se o código não apresenta falhas e ou bugs, caso haja algum o sw retorna a fase anterior de codificação para que esses erros sejam corrigidos.</text:span></text:p>
      <text:list xml:id="list25604396724665" text:continue-numbering="true" text:style-name="WWNum1">
        <text:list-item>
          <text:list>
            <text:list-item>
              <text:p text:style-name="P4"><text:span text:style-name="T3">Manutenção</text:span></text:p>
            </text:list-item>
          </text:list>
        </text:list-item>
      </text:list>
      <text:p text:style-name="P12"><text:soft-page-break/><text:span text:style-name="T5"><text:tab/>Depois do código pronto com o passar do tempo ele precisa ser refatorado seja para melhoramento do desempenho, seja para adição de novas funcionalidades.</text:span></text:p>
      <text:p text:style-name="P7"/>
      <text:list xml:id="list25605993642829" text:continue-numbering="true" text:style-name="WWNum1">
        <text:list-item>
          <text:p text:style-name="P2"><text:span text:style-name="T3">Diferencie os dois tipos de metodologias de desenvolvimento de software</text:span><text:span text:style-name="T7"> </text:span></text:p>
          <text:list>
            <text:list-item>
              <text:p text:style-name="P4"><text:span text:style-name="T3">Metodologias Tradicionais</text:span></text:p>
            </text:list-item>
          </text:list>
        </text:list-item>
      </text:list>
      <text:p text:style-name="P19"><text:span text:style-name="T5"><text:tab/>Nas </text:span><text:span text:style-name="Strong_20_Emphasis"><text:span text:style-name="T5">metodologias em cascata</text:span></text:span><text:span text:style-name="T5">, ou tradicional, o software é entregue todo no final.</text:span></text:p>
      <text:list xml:id="list25605151704924" text:continue-numbering="true" text:style-name="WWNum1">
        <text:list-item>
          <text:list>
            <text:list-item>
              <text:p text:style-name="P4"><text:span text:style-name="T3">Metodologias Ágeis </text:span></text:p>
            </text:list-item>
          </text:list>
        </text:list-item>
      </text:list>
      <text:p text:style-name="P12"><text:span text:style-name="T5"><text:tab/>O cliente solicita o sw, e a os dev projetam e desenvolvem o sw, aqui o cliente só vê o projeto quando ele esta totalmente pronto. Aqui é entregue um pouco só do projeto para o cliente por vez, de modo que isso agregue valor. Ele diz que indivíduos e interações são mais importantes processos. O</text:span><text:span text:style-name="T9"> ciclo de vida do software,é incremental e iterativa em um modelo espiral, onde o projeto é entregue em etapas, como pequenos projetos.</text:span> </text:p>
      <text:p text:style-name="P6"/>
      <text:p text:style-name="P7"/>
      <text:list xml:id="list25605182549139" text:continue-numbering="true" text:style-name="WWNum1">
        <text:list-item>
          <text:p text:style-name="P2">de um exemplo de um projeto com Escopo fechado e outro com escopo aberto. Liste os requisitos funcionais.</text:p>
        </text:list-item>
      </text:list>
      <text:p text:style-name="P12"><text:span text:style-name="T10"><text:tab/>No escopo fechado o cliente define exatamente qual será a entrega, quando vai ocorrer <text:s/>e quanto vai custar, neste modelo protege a empresa contratante de gastos e tempo a mais do que foi acordado.</text:span></text:p>
      <text:p text:style-name="P13"><text:span text:style-name="T10"><text:tab/>No escopo aberto a caminho até a conclusão do projeto aberto e os problemas são solucionados de comum acordo durante a parte de desenvolvimento, tornando possível a mudança e adaptação ao longo da jornada.</text:span></text:p>
      <text:p text:style-name="P3"/>
      <text:list xml:id="list25606033557174" text:continue-numbering="true" text:style-name="WWNum1">
        <text:list-item>
          <text:p text:style-name="P2">o ciclo de vida em espiral é utiliza em quais metodologias? quais são as fases? descreva o funcionamento</text:p>
        </text:list-item>
      </text:list>
      <text:p text:style-name="P12"><text:span text:style-name="T9"><text:tab/>O modelo em espiral é voltado para as metodologias ágeis, onde cada iteração do sw tem uma versão evolucionaria do sistema, é um modelo que suporta sistemas mais complexos ou de de grande porte, porém as falhas não são permitidas e nesse modelo requer o envolvimento constante entre dev e cliente na tomada de decisões.</text:span></text:p>
      <text:p text:style-name="P20"><text:span text:style-name="T9">Iteração: Viabilidade do projeto:</text:span></text:p>
      <text:p text:style-name="P17"><text:span text:style-name="T9"><text:tab/>1. Definição de objetivos: Cria-se um plano gerencial detalhado;</text:span></text:p>
      <text:p text:style-name="P18"><text:span text:style-name="T9"><text:tab/>2. Avaliação e redução de riscos: As</text:span><text:span text:style-name="T8"> </text:span><text:span text:style-name="T9">alternativas, restrições e riscos anteriormente levantados são avaliados;</text:span></text:p>
      <text:p text:style-name="P17"><text:span text:style-name="T9"><text:tab/>3. Desenvolvimento e validação: <text:s/>um modelo de desenvolvimento é escolhido e protótipos são usados para ajudar na analise de riscos;</text:span></text:p>
      <text:p text:style-name="P18"><text:soft-page-break/><text:span text:style-name="T9"><text:tab/>4. Planejamento da próxima fase: revisão do projeto e decisão de partir para uma próxima fase.</text:span></text:p>
      <text:p text:style-name="P9"/>
      <text:p text:style-name="P10"><text:s text:c="2"/><text:tab/></text:p>
      <text:p text:style-name="P11"/>
      <text:list xml:id="list25604508010818" text:continue-numbering="true" text:style-name="WWNum1">
        <text:list-item>
          <text:p text:style-name="P2">Comente 5 práticas da metodologia XP. cite uma vantagem para cada uma.</text:p>
        </text:list-item>
      </text:list>
      <text:p text:style-name="P12"><text:span text:style-name="T9"><text:tab/>1- Planejamento: Neste é possível decidir oque é mais importante no projeto, ou seja aquilo que ira agregar valor ao usuário baseador nos requisitos atuais e deixando aquilo que não é de extrema importância neste momento para depois;</text:span></text:p>
      <text:p text:style-name="P12"><text:span text:style-name="T9"><text:tab/>2- Entregas Frequentes1: Num primeiro momento se constrói um sw simples, assim com o passar do tempo e surgimento de novas funcionalidades e necessidades a novas funções vão sendo acrescentadas;</text:span></text:p>
      <text:p text:style-name="P12"><text:span text:style-name="T9"><text:tab/>3- Testes: Durante todo o ciclo de desenvolvimento o sw <text:tab/>vai sendo validade parte do seu código de modo que a cada fase pronta ela seja liberada o mais estável <text:tab/>possível.</text:span></text:p>
      <text:p text:style-name="P12"><text:span text:style-name="T9"><text:tab/>4- Programação em pares: possibilidade de <text:tab/>desenvolvimento do código em pares deem um único computador de modo que enquanto um implementa o <text:tab/>código o outro observa procurando erros e possíveis melhorias tornando cada parte do código que é desenvolvida mais estável e segura;</text:span></text:p>
      <text:p text:style-name="P12"><text:span text:style-name="T9"><text:tab/>5-Refatoração: É feito somente quando necessário, mas <text:tab/>consiste na analise do código já pronto com o objetivo <text:tab/>de melhorar o código tornado o mais simples e limpo sem que nenhuma funcionalidade seja quebrada, assim atualizando o código para os tempos atuais dando uma vida mais longa ao sistema desenvolvi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ource Serif Pro" svg:font-family="'Source Serif Pro', serif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bullet text:level="2" text:style-name="ListLabel_20_1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2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3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4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5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6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7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8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dc:date>2021-08-15T02:56:04.261272900</dc:date>
    <meta:editing-cycles>2</meta:editing-cycles>
    <meta:editing-duration>PT17M15S</meta:editing-duration>
    <meta:generator>LibreOffice/6.4.7.2$Linux_X86_64 LibreOffice_project/40$Build-2</meta:generator>
    <meta:document-statistic meta:table-count="0" meta:image-count="0" meta:object-count="0" meta:page-count="3" meta:paragraph-count="47" meta:word-count="859" meta:character-count="5129" meta:non-whitespace-character-count="4289"/>
  </office:meta>
</office:document-meta>
</file>